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verage" svg:font-family="Average"/>
    <style:font-face style:name="Oswald" svg:font-family="Oswa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 style:family="presentation" style:parent-style-name="TITLE_5f_ONL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7" style:family="presentation" style:parent-style-name="SECTION_5f_HEADER-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4.614cm" style:use-optimal-column-width="false"/>
    </style:style>
    <style:style style:name="co2" style:family="table-column">
      <style:table-column-properties style:column-width="6.115cm" style:use-optimal-column-width="false"/>
    </style:style>
    <style:style style:name="co3" style:family="table-column">
      <style:table-column-properties style:column-width="6.057cm" style:use-optimal-column-width="false"/>
    </style:style>
    <style:style style:name="co4" style:family="table-column">
      <style:table-column-properties style:column-width="6.141cm" style:use-optimal-column-width="false"/>
    </style:style>
    <style:style style:name="ro1" style:family="table-row">
      <style:table-row-properties style:row-height="1.062cm"/>
    </style:style>
    <style:style style:name="ro2" style:family="table-row">
      <style:table-row-properties style:row-height="2.319cm"/>
    </style:style>
    <style:style style:name="ro3" style:family="table-row">
      <style:table-row-properties style:row-height="3.225cm"/>
    </style:style>
    <style:style style:name="ro4" style:family="table-row">
      <style:table-row-properties style:row-height="1.413cm"/>
    </style:style>
    <style:style style:name="ro5" style:family="table-row">
      <style:table-row-properties style:row-height="6.849cm"/>
    </style:style>
    <style:style style:name="ro6" style:family="table-row">
      <style:table-row-properties style:row-height="2.772cm"/>
    </style:style>
    <style:style style:name="ro7" style:family="table-row">
      <style:table-row-properties style:row-height="3.678cm"/>
    </style:style>
    <style:style style:name="ro8" style:family="table-row">
      <style:table-row-properties style:row-height="5.49cm"/>
    </style:style>
    <style:style style:name="ro9" style:family="table-row">
      <style:table-row-properties style:row-height="4.584cm"/>
    </style:style>
    <style:style style:name="ro10" style:family="table-row">
      <style:table-row-properties style:row-height="4.131cm"/>
    </style:style>
    <style:style style:name="ce1" style:family="table-cell">
      <loext:graphic-properties draw:fill="solid" draw:fill-color="#ffffff" draw:textarea-vertical-align="middle" fo:padding-top="0.253cm" fo:padding-bottom="0.253cm" fo:padding-left="0.253cm" fo:padding-right="0.253cm"/>
      <style:paragraph-properties fo:border="0.37pt solid #9e9e9e"/>
    </style:style>
    <style:style style:name="ce2" style:family="table-cell">
      <loext:graphic-properties draw:fill="none" draw:textarea-vertical-align="bottom"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30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cm" fo:margin-bottom="0cm" fo:line-height="115%" fo:text-align="start" fo:text-indent="0cm" style:writing-mode="lr-tb"/>
    </style:style>
    <style:style style:name="P12" style:family="paragraph">
      <loext:graphic-properties draw:fill="solid" draw:fill-color="#ffffff"/>
      <style:paragraph-properties fo:text-align="start" style:font-independent-line-spacing="true"/>
      <style:text-properties fo:font-size="14pt"/>
    </style:style>
    <style:style style:name="P13" style:family="paragraph">
      <loext:graphic-properties draw:fill="none"/>
      <style:paragraph-properties fo:text-align="start" style:font-independent-line-spacing="true"/>
      <style:text-properties fo:font-size="14pt"/>
    </style:style>
    <style:style style:name="P14" style:family="paragraph">
      <loext:graphic-properties draw:fill="none"/>
      <style:paragraph-properties fo:text-align="start" style:font-independent-line-spacing="true"/>
      <style:text-properties fo:font-size="36pt"/>
    </style:style>
    <style:style style:name="T1" style:family="text">
      <style:text-properties fo:font-variant="normal" fo:text-transform="none" fo:color="#ffffff" style:text-line-through-style="none" style:text-line-through-type="none" style:text-position="0% 100%" style:font-name="Oswald" fo:font-size="48pt" fo:letter-spacing="normal" fo:font-style="normal" style:text-underline-style="none" fo:font-weight="normal" style:font-name-asian="Oswald" style:font-size-asian="48pt" style:font-style-asian="normal" style:font-weight-asian="normal" style:font-name-complex="Oswald" style:font-size-complex="48pt" style:font-style-complex="normal" style:font-weight-complex="normal"/>
    </style:style>
    <style:style style:name="T2" style:family="text">
      <style:text-properties fo:font-variant="normal" fo:text-transform="none" fo:color="#cacaca" style:text-line-through-style="none" style:text-line-through-type="none" style:text-position="0% 100%" style:font-name="Average" fo:font-size="21pt" fo:letter-spacing="normal" fo:font-style="normal" style:text-underline-style="none" fo:font-weight="normal" style:font-name-asian="Average" style:font-size-asian="21pt" style:font-style-asian="normal" style:font-weight-asian="normal" style:font-name-complex="Average" style:font-size-complex="2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Oswald" fo:font-size="30pt" fo:letter-spacing="normal" fo:font-style="normal" style:text-underline-style="none" fo:font-weight="normal" style:font-name-asian="Oswald" style:font-size-asian="30pt" style:font-style-asian="normal" style:font-weight-asian="normal" style:font-name-complex="Oswald" style:font-size-complex="30pt" style:font-style-complex="normal" style:font-weight-complex="normal"/>
    </style:style>
    <style:style style:name="T4" style:family="text">
      <style:text-properties fo:font-variant="normal" fo:text-transform="none" fo:color="#cacaca" style:text-line-through-style="none" style:text-line-through-type="none" style:text-position="0% 100%" style:font-name="Average" fo:font-size="18pt" fo:letter-spacing="normal" fo:font-style="normal" style:text-underline-style="none" fo:font-weight="normal" style:font-name-asian="Average" style:font-size-asian="18pt" style:font-style-asian="normal" style:font-weight-asian="normal" style:font-name-complex="Average" style:font-size-complex="18pt" style:font-style-complex="normal" style:font-weight-complex="normal"/>
    </style:style>
    <style:style style:name="T5" style:family="text">
      <style:text-properties fo:font-variant="normal" fo:text-transform="none" fo:color="#37474f" style:text-line-through-style="none" style:text-line-through-type="none" style:text-position="0% 100%" style:font-name="Average" fo:font-size="18pt" fo:letter-spacing="normal" fo:font-style="normal" style:text-underline-style="none" fo:font-weight="normal" style:font-name-asian="Average" style:font-size-asian="18pt" style:font-style-asian="normal" style:font-weight-asian="normal" style:font-name-complex="Average" style:font-size-complex="18pt" style:font-style-complex="normal" style:font-weight-complex="normal"/>
    </style:style>
    <style:style style:name="T6" style:family="text">
      <style:text-properties fo:font-variant="normal" fo:text-transform="none" fo:color="#cacaca" style:text-line-through-style="none" style:text-line-through-type="none" style:text-position="0% 100%" style:font-name="Average" fo:font-size="16pt" fo:letter-spacing="normal" fo:font-style="normal" style:text-underline-style="none" fo:font-weight="normal" style:font-name-asian="Average" style:font-size-asian="16pt" style:font-style-asian="normal" style:font-weight-asian="normal" style:font-name-complex="Average" style:font-size-complex="1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1.5pt" fo:letter-spacing="normal" fo:font-style="normal" style:text-underline-style="none" fo:font-weight="normal" style:font-name-asian="Arial" style:font-size-asian="11.5pt" style:font-style-asian="normal" style:font-weight-asian="normal" style:font-name-complex="Arial" style:font-size-complex="11.5pt" style:font-style-complex="normal" style:font-weight-complex="normal"/>
    </style:style>
    <style:style style:name="T9" style:family="text">
      <style:text-properties fo:font-variant="normal" fo:text-transform="none" fo:color="#ffffff" style:text-line-through-style="none" style:text-line-through-type="none" style:text-position="0% 100%" style:font-name="Oswald" fo:font-size="36pt" fo:letter-spacing="normal" fo:font-style="normal" style:text-underline-style="none" fo:font-weight="normal" style:font-name-asian="Oswald" style:font-size-asian="36pt" style:font-style-asian="normal" style:font-weight-asian="normal" style:font-name-complex="Oswald" style:font-size-complex="36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cacac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cacac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18cm" text:min-label-width="0.952cm"/>
        <style:text-properties fo:color="#cacac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54cm" text:min-label-width="0.916cm"/>
        <style:text-properties style:font-name="Average" fo:color="#cacac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9;p13" presentation:style-name="pr1" draw:text-style-name="P2" draw:layer="layout" svg:width="21.67cm" svg:height="4.805cm" svg:x="1.865cm" svg:y="2.752cm" presentation:class="title" presentation:user-transformed="true">
          <draw:text-box>
            <text:p text:style-name="P1"><text:span text:style-name="T1">Introduction To Databases</text:span><text:span text:style-name="T1"><text:line-break/></text:span><text:span text:style-name="T1">Checkpoint</text:span></text:p>
          </draw:text-box>
        </draw:frame>
        <draw:frame draw:name="Google Shape;60;p13" presentation:style-name="pr2" draw:text-style-name="P3" draw:layer="layout" svg:width="21.67cm" svg:height="2.201cm" svg:x="1.865cm" svg:y="8.819cm" presentation:class="subtitle" presentation:user-transformed="true">
          <draw:text-box>
            <text:p text:style-name="P1"><text:span text:style-name="T2">May 27, 2022</text:span></text:p>
          </draw:text-box>
        </draw:frame>
        <presentation:notes draw:style-name="dp2">
          <draw:page-thumbnail draw:name="Google Shape;56;gc6f980f91_0_0:notes" draw:style-name="gr1" draw:layer="layout" svg:width="16.933cm" svg:height="9.524cm" svg:x="1.059cm" svg:y="1.905cm" draw:page-number="1" presentation:class="page"/>
          <draw:frame draw:name="Google Shape;57;gc6f980f91_0_0:notes" presentation:style-name="pr3" draw:text-style-name="P4" draw:layer="layout" svg:width="15.239cm" svg:height="11.429cm" svg:x="1.905cm" svg:y="12.065cm" presentation:class="notes" presentation:placeholder="true" presentation:user-transformed="true">
            <draw:text-box/>
          </draw:frame>
        </presentation:notes>
      </draw:page>
      <draw:page draw:name="Instructions" draw:style-name="dp1" draw:master-page-name="TITLE_5f_AND_5f_BODY" presentation:presentation-page-layout-name="AL2T1">
        <draw:frame draw:name="Google Shape;65;p14" presentation:style-name="pr4" draw:text-style-name="P6" draw:layer="layout" svg:width="23.667cm" svg:height="1.59cm" svg:x="0.866cm" svg:y="1.236cm" presentation:class="title" presentation:user-transformed="true">
          <draw:text-box>
            <text:p text:style-name="P5"><text:span text:style-name="T3">Objective</text:span><text:span text:style-name="T3"><text:line-break/></text:span><text:span text:style-name="T3"/></text:p>
          </draw:text-box>
        </draw:frame>
        <draw:frame draw:name="Google Shape;66;p14" presentation:style-name="pr5" draw:text-style-name="P10" draw:layer="layout" svg:width="23.667cm" svg:height="3.58cm" svg:x="0.866cm" svg:y="3.201cm" presentation:class="outline" presentation:user-transformed="true">
          <draw:text-box>
            <text:p text:style-name="P7"><text:span text:style-name="T4">In this checkpoint, you are asked to prepare a presentation that deals with 3 well known relational RDBMS <text:s/>which are MySQL, PostgreSQL and SQL SERVER .</text:span></text:p>
            <text:p text:style-name="P8"><text:span text:style-name="T4"/></text:p>
            <text:p text:style-name="P9"><text:span text:style-name="T4"/></text:p>
          </draw:text-box>
        </draw:frame>
        <draw:frame draw:name="Google Shape;67;p14" presentation:style-name="pr4" draw:text-style-name="P6" draw:layer="layout" svg:width="23.667cm" svg:height="1.59cm" svg:x="0.866cm" svg:y="6.348cm" presentation:class="title" presentation:user-transformed="true">
          <draw:text-box>
            <text:p text:style-name="P5"><text:span text:style-name="T3">Instructions</text:span></text:p>
          </draw:text-box>
        </draw:frame>
        <draw:frame draw:name="Google Shape;68;p14" presentation:style-name="pr5" draw:text-style-name="P10" draw:layer="layout" svg:width="23.667cm" svg:height="3.58cm" svg:x="0.866cm" svg:y="8.425cm" presentation:class="outline" presentation:user-transformed="true">
          <draw:text-box>
            <text:list text:style-name="L5">
              <text:list-item>
                <text:p text:style-name="P11"><text:span text:style-name="T4">Present each of the RDBMS and their functionalities</text:span></text:p>
              </text:list-item>
              <text:list-item>
                <text:p text:style-name="P11"><text:span text:style-name="T4">A comparison between the three RDBMS.</text:span></text:p>
              </text:list-item>
            </text:list>
          </draw:text-box>
        </draw:frame>
        <presentation:notes draw:style-name="dp2">
          <draw:page-thumbnail draw:name="Google Shape;62;gc6f980f91_0_5:notes" draw:style-name="gr1" draw:layer="layout" svg:width="16.933cm" svg:height="9.524cm" svg:x="1.059cm" svg:y="1.905cm" draw:page-number="2" presentation:class="page"/>
          <draw:frame draw:name="Google Shape;63;gc6f980f91_0_5:notes" presentation:style-name="pr6" draw:text-style-name="P4" draw:layer="layout" svg:width="15.239cm" svg:height="11.429cm" svg:x="1.905cm" svg:y="12.065cm" presentation:class="notes" presentation:placeholder="true" presentation:user-transformed="true">
            <draw:text-box/>
          </draw:frame>
        </presentation:notes>
      </draw:page>
      <draw:page draw:name="Description of MySQL, PostgreSQL and SQL SERVER" draw:style-name="dp1" draw:master-page-name="TITLE_5f_ONLY" presentation:presentation-page-layout-name="AL3T19">
        <draw:frame draw:name="Google Shape;73;p15" presentation:style-name="pr7" draw:text-style-name="P6" draw:layer="layout" svg:width="23.667cm" svg:height="1.59cm" svg:x="0.866cm" svg:y="1.236cm" presentation:class="title" presentation:user-transformed="true">
          <draw:text-box>
            <text:p text:style-name="P5"><text:span text:style-name="T3">Description of MySQL, PostgreSQL and SQL SERVER</text:span></text:p>
          </draw:text-box>
        </draw:frame>
        <draw:g draw:name="Google Shape;74;p15">
          <draw:custom-shape draw:name="Google Shape;75;p15" draw:style-name="gr2" draw:text-style-name="P12" draw:layer="layout" svg:width="7.302cm" svg:height="1.385cm" svg:x="1.184cm" svg:y="3.282cm">
            <text:p text:style-name="P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5" draw:style-name="gr3" draw:text-style-name="P13" draw:layer="layout" svg:width="7.302cm" svg:height="10.205cm" svg:x="1.184cm" svg:y="3.282cm">
            <text:p text:style-name="P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7;p15" presentation:style-name="pr8" draw:text-style-name="P10" draw:layer="layout" svg:width="6.928cm" svg:height="1.281cm" svg:x="1.557cm" svg:y="3.343cm" presentation:class="outline" presentation:user-transformed="true">
          <draw:text-box>
            <text:p text:style-name="P7"><text:span text:style-name="T5">MySQL</text:span></text:p>
          </draw:text-box>
        </draw:frame>
        <draw:frame draw:name="Google Shape;78;p15" presentation:style-name="pr8" draw:text-style-name="P10" draw:layer="layout" svg:width="7.625cm" svg:height="7.762cm" svg:x="0.861cm" svg:y="4.846cm" presentation:class="outline" presentation:user-transformed="true">
          <draw:text-box>
            <text:list text:style-name="L6">
              <text:list-item>
                <text:p text:style-name="P11"><text:span text:style-name="T6">Free and Open-source RDBMS that is supported by Oracle Corporation (also available under a variety of proprietary licenses). <text:s/>It is used by many popular websites, including Facebook, Twitter and Youtube</text:span></text:p>
              </text:list-item>
            </text:list>
          </draw:text-box>
        </draw:frame>
        <draw:g draw:name="Google Shape;79;p15">
          <draw:custom-shape draw:name="Google Shape;80;p15" draw:style-name="gr2" draw:text-style-name="P12" draw:layer="layout" svg:width="7.451cm" svg:height="1.288cm" svg:x="8.78cm" svg:y="3.281cm">
            <text:p text:style-name="P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5" draw:style-name="gr3" draw:text-style-name="P13" draw:layer="layout" svg:width="7.451cm" svg:height="10.205cm" svg:x="8.77cm" svg:y="3.281cm">
            <text:p text:style-name="P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2;p15" presentation:style-name="pr8" draw:text-style-name="P10" draw:layer="layout" svg:width="6.928cm" svg:height="1.281cm" svg:x="9.045cm" svg:y="3.343cm" presentation:class="outline" presentation:user-transformed="true">
          <draw:text-box>
            <text:p text:style-name="P7"><text:span text:style-name="T5">PostgreSQL</text:span></text:p>
          </draw:text-box>
        </draw:frame>
        <draw:frame draw:name="Google Shape;83;p15" presentation:style-name="pr8" draw:text-style-name="P10" draw:layer="layout" svg:width="7.625cm" svg:height="7.762cm" svg:x="8.887cm" svg:y="4.846cm" presentation:class="outline" presentation:user-transformed="true">
          <draw:text-box>
            <text:list text:style-name="L6">
              <text:list-item>
                <text:p text:style-name="P11"><text:span text:style-name="T6">Free and open-source <text:s/>RDBMS designed to handle a range of workloads, from single machines to data warehouses or Web services with many concurrent users. It is the default database for macOS Server </text:span></text:p>
              </text:list-item>
            </text:list>
          </draw:text-box>
        </draw:frame>
        <draw:g draw:name="Google Shape;84;p15">
          <draw:custom-shape draw:name="Google Shape;85;p15" draw:style-name="gr3" draw:text-style-name="P13" draw:layer="layout" svg:width="7.614cm" svg:height="10.205cm" svg:x="16.524cm" svg:y="3.282cm">
            <text:p text:style-name="P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5" draw:style-name="gr2" draw:text-style-name="P12" draw:layer="layout" svg:width="7.624cm" svg:height="1.385cm" svg:x="16.516cm" svg:y="3.282cm">
            <text:p text:style-name="P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7;p15" presentation:style-name="pr8" draw:text-style-name="P10" draw:layer="layout" svg:width="6.928cm" svg:height="1.281cm" svg:x="17.051cm" svg:y="3.343cm" presentation:class="outline" presentation:user-transformed="true">
          <draw:text-box>
            <text:p text:style-name="P7"><text:span text:style-name="T5">SQL Server</text:span></text:p>
          </draw:text-box>
        </draw:frame>
        <draw:frame draw:name="Google Shape;88;p15" presentation:style-name="pr8" draw:text-style-name="P10" draw:layer="layout" svg:width="7.998cm" svg:height="7.762cm" svg:x="16.232cm" svg:y="4.846cm" presentation:class="outline" presentation:user-transformed="true">
          <draw:text-box>
            <text:list text:style-name="L6">
              <text:list-item>
                <text:p text:style-name="P11"><text:span text:style-name="T6">RDBMS developed by Microsoft, with at least a dozen different editions, each <text:s/>aimed at different audiences and for workloads ranging from small single-machine applications to large Internet-facing applications with many concurrent users</text:span></text:p>
              </text:list-item>
            </text:list>
          </draw:text-box>
        </draw:frame>
        <presentation:notes draw:style-name="dp2">
          <draw:page-thumbnail draw:name="Google Shape;70;gc6f980f91_0_10:notes" draw:style-name="gr1" draw:layer="layout" svg:width="16.933cm" svg:height="9.524cm" svg:x="1.059cm" svg:y="1.905cm" draw:page-number="3" presentation:class="page"/>
          <draw:frame draw:name="Google Shape;71;gc6f980f91_0_10:notes" presentation:style-name="pr9" draw:text-style-name="P4" draw:layer="layout" svg:width="15.239cm" svg:height="11.429cm" svg:x="1.905cm" svg:y="12.065cm" presentation:class="notes" presentation:placeholder="true" presentation:user-transformed="true">
            <draw:text-box/>
          </draw:frame>
        </presentation:notes>
      </draw:page>
      <draw:page draw:name="Comparison between MySQL, PostgreSQL and SQL SERVER" draw:style-name="dp1" draw:master-page-name="TITLE_5f_ONLY" presentation:presentation-page-layout-name="AL3T19">
        <draw:frame draw:name="Google Shape;93;p16" presentation:style-name="pr7" draw:text-style-name="P6" draw:layer="layout" svg:width="23.667cm" svg:height="1.59cm" svg:x="0.866cm" svg:y="1.236cm" presentation:class="title" presentation:user-transformed="true">
          <draw:text-box>
            <text:p text:style-name="P5"><text:span text:style-name="T3">Comparison between MySQL, PostgreSQL and SQL SERVER</text:span></text:p>
          </draw:text-box>
        </draw:frame>
        <draw:frame draw:name="Google Shape;94;p16" presentation:style-name="pr8" draw:text-style-name="P10" draw:layer="layout" svg:width="6.928cm" svg:height="1.281cm" svg:x="17.605cm" svg:y="6.238cm" presentation:class="outline" presentation:user-transformed="true">
          <draw:text-box>
            <text:p text:style-name="P7"><text:span text:style-name="T5">SQL Server</text:span></text:p>
          </draw:text-box>
        </draw:frame>
        <draw:frame draw:name="Google Shape;95;p16" draw:style-name="standard" draw:layer="layout" svg:width="22.926cm" svg:height="9.83cm" svg:x="1.236cm" svg:y="3.178cm">
          <table:table>
            <table:table-column table:style-name="co1"/>
            <table:table-column table:style-name="co2"/>
            <table:table-column table:style-name="co3"/>
            <table:table-column table:style-name="co4"/>
            <table:table-row table:style-name="ro1" table:default-cell-style-name="ce1">
              <table:table-cell/>
              <table:table-cell>
                <text:p text:style-name="P5"><text:span text:style-name="T7">MySQL</text:span></text:p>
              </table:table-cell>
              <table:table-cell>
                <text:p text:style-name="P5"><text:span text:style-name="T7">PostgreSQL</text:span></text:p>
              </table:table-cell>
              <table:table-cell>
                <text:p text:style-name="P5"><text:span text:style-name="T7">SQL Server</text:span></text:p>
              </table:table-cell>
            </table:table-row>
            <table:table-row table:style-name="ro2" table:default-cell-style-name="ce2">
              <table:table-cell>
                <text:p text:style-name="P5"><text:span text:style-name="T8">Cost</text:span></text:p>
              </table:table-cell>
              <table:table-cell>
                <text:p text:style-name="P5"><text:span text:style-name="T8">Open source / Owned by Oracle and has several paid editions</text:span><text:span text:style-name="T8"><text:tab/></text:span></text:p>
              </table:table-cell>
              <table:table-cell>
                <text:p text:style-name="P5"><text:span text:style-name="T8">Completely free / Open source</text:span><text:span text:style-name="T8"><text:tab/></text:span></text:p>
              </table:table-cell>
              <table:table-cell>
                <text:p text:style-name="P5"><text:span text:style-name="T8">SQL Server Express is a free edition, but it is limited to using 1 processor, 1 GB memory and 10 GB database files. </text:span></text:p>
              </table:table-cell>
            </table:table-row>
            <table:table-row table:style-name="ro3" table:default-cell-style-name="ce2">
              <table:table-cell>
                <text:p text:style-name="P5"><text:span text:style-name="T8">Constraints support</text:span><text:span text:style-name="T8"><text:tab/></text:span></text:p>
              </table:table-cell>
              <table:table-cell>
                <text:p text:style-name="P5"><text:span text:style-name="T8">Supports primary keys, foreign keys, not-null constraints, unique constraints, default constraints, does not support CHECK constraints</text:span><text:span text:style-name="T8"><text:tab/></text:span></text:p>
              </table:table-cell>
              <table:table-cell>
                <text:p text:style-name="P5"><text:span text:style-name="T8">Supports primary keys, foreign keys, not-null constraints, check constraints, unique constraints, default constraints, exclusion constraints</text:span><text:span text:style-name="T8"><text:tab/></text:span></text:p>
              </table:table-cell>
              <table:table-cell>
                <text:p text:style-name="P5"><text:span text:style-name="T8">Supports primary keys, foreign keys, not-null constraints, check constraints, unique constraints, default constraints</text:span></text:p>
                <text:p text:style-name="P5"><text:span text:style-name="T8"/></text:p>
              </table:table-cell>
            </table:table-row>
            <table:table-row table:style-name="ro3" table:default-cell-style-name="ce2">
              <table:table-cell>
                <text:p text:style-name="P5"><text:span text:style-name="T8">Query execution plan reuse</text:span><text:span text:style-name="T8"><text:tab/></text:span></text:p>
              </table:table-cell>
              <table:table-cell>
                <text:p text:style-name="P5"><text:span text:style-name="T8">Maintains caches for prepared statements and stored programs on a per-session basis. Statements cached for one session are not accessible to other sessions.</text:span><text:span text:style-name="T8"><text:tab/></text:span></text:p>
              </table:table-cell>
              <table:table-cell>
                <text:p text:style-name="P5"><text:span text:style-name="T8">Caches query plans only as long as the prepared statement is open. The query plan is disposed when the prepared statement is closed.</text:span><text:span text:style-name="T8"><text:tab/></text:span></text:p>
              </table:table-cell>
              <table:table-cell>
                <text:p text:style-name="P5"><text:span text:style-name="T8">Has shared execution plan cache to enable queries to reuse execution plans</text:span></text:p>
              </table:table-cell>
            </table:table-row>
          </table:table>
          <draw:image xlink:href="Pictures/TablePreview1.svm" xlink:type="simple" xlink:show="embed" xlink:actuate="onLoad"/>
        </draw:frame>
        <presentation:notes draw:style-name="dp2">
          <draw:page-thumbnail draw:name="Google Shape;90;g12fef10ac83_0_0:notes" draw:style-name="gr1" draw:layer="layout" svg:width="16.933cm" svg:height="9.524cm" svg:x="1.059cm" svg:y="1.905cm" draw:page-number="4" presentation:class="page"/>
          <draw:frame draw:name="Google Shape;91;g12fef10ac83_0_0:notes" presentation:style-name="pr10" draw:text-style-name="P4" draw:layer="layout" svg:width="15.239cm" svg:height="11.429cm" svg:x="1.905cm" svg:y="12.065cm" presentation:class="notes" presentation:placeholder="true" presentation:user-transformed="true">
            <draw:text-box/>
          </draw:frame>
        </presentation:notes>
      </draw:page>
      <draw:page draw:name="Comparison between MySQL, PostgreSQL and SQL SERVER" draw:style-name="dp1" draw:master-page-name="TITLE_5f_ONLY" presentation:presentation-page-layout-name="AL3T19">
        <draw:frame draw:name="Google Shape;100;p17" presentation:style-name="pr7" draw:text-style-name="P6" draw:layer="layout" svg:width="23.667cm" svg:height="1.59cm" svg:x="0.866cm" svg:y="1.236cm" presentation:class="title" presentation:user-transformed="true">
          <draw:text-box>
            <text:p text:style-name="P5"><text:span text:style-name="T3">Comparison between MySQL, PostgreSQL and SQL SERVER</text:span></text:p>
          </draw:text-box>
        </draw:frame>
        <draw:frame draw:name="Google Shape;101;p17" presentation:style-name="pr8" draw:text-style-name="P10" draw:layer="layout" svg:width="6.928cm" svg:height="1.281cm" svg:x="17.605cm" svg:y="6.238cm" presentation:class="outline" presentation:user-transformed="true">
          <draw:text-box>
            <text:p text:style-name="P7"><text:span text:style-name="T5">SQL Server</text:span></text:p>
          </draw:text-box>
        </draw:frame>
        <draw:frame draw:name="Google Shape;102;p17" draw:style-name="standard" draw:layer="layout" svg:width="22.926cm" svg:height="9.431cm" svg:x="1.236cm" svg:y="3.178cm">
          <table:table>
            <table:table-column table:style-name="co1"/>
            <table:table-column table:style-name="co2"/>
            <table:table-column table:style-name="co3"/>
            <table:table-column table:style-name="co4"/>
            <table:table-row table:style-name="ro1" table:default-cell-style-name="ce1">
              <table:table-cell/>
              <table:table-cell>
                <text:p text:style-name="P5"><text:span text:style-name="T7">MySQL</text:span></text:p>
              </table:table-cell>
              <table:table-cell>
                <text:p text:style-name="P5"><text:span text:style-name="T7">PostgreSQL</text:span></text:p>
              </table:table-cell>
              <table:table-cell>
                <text:p text:style-name="P5"><text:span text:style-name="T7">SQL Server</text:span></text:p>
              </table:table-cell>
            </table:table-row>
            <table:table-row table:style-name="ro2" table:default-cell-style-name="ce2">
              <table:table-cell>
                <text:p text:style-name="P5"><text:span text:style-name="T8">Statistics</text:span><text:span text:style-name="T8"><text:tab/></text:span></text:p>
              </table:table-cell>
              <table:table-cell>
                <text:p text:style-name="P5"><text:span text:style-name="T8">Maintains persistent and non-persistent statistics (cleared on server restart)</text:span><text:span text:style-name="T8"><text:tab/></text:span></text:p>
              </table:table-cell>
              <table:table-cell>
                <text:p text:style-name="P5"><text:span text:style-name="T8">Maintains statistics used by the planner, they are being updated by ANALYZE or VACUUM or CREATE INDEX</text:span></text:p>
              </table:table-cell>
              <table:table-cell>
                <text:p text:style-name="P5"><text:span text:style-name="T8">Maintains persistent statistics</text:span></text:p>
              </table:table-cell>
            </table:table-row>
            <table:table-row table:style-name="ro2" table:default-cell-style-name="ce2">
              <table:table-cell>
                <text:p text:style-name="P5"><text:span text:style-name="T8">Join algorithms</text:span><text:span text:style-name="T8"><text:tab/></text:span></text:p>
              </table:table-cell>
              <table:table-cell>
                <text:p text:style-name="P5"><text:span text:style-name="T8">MySQL executes joins between tables using only a nested-loop algorithm or variations of it.</text:span><text:span text:style-name="T8"><text:tab/></text:span></text:p>
              </table:table-cell>
              <table:table-cell>
                <text:p text:style-name="P5"><text:span text:style-name="T8">Supports nested-loop joins, Hash joins and merge joins algorithms.</text:span><text:span text:style-name="T8"><text:tab/></text:span></text:p>
              </table:table-cell>
              <table:table-cell>
                <text:p text:style-name="P5"><text:span text:style-name="T8">Supports nested-loop joins, hash joins and merge joins algorithms.</text:span></text:p>
              </table:table-cell>
            </table:table-row>
            <table:table-row table:style-name="ro2" table:default-cell-style-name="ce2">
              <table:table-cell>
                <text:p text:style-name="P5"><text:span text:style-name="T8">Vacuum / Defragmentation</text:span><text:span text:style-name="T8"><text:tab/></text:span></text:p>
              </table:table-cell>
              <table:table-cell>
                <text:p text:style-name="P5"><text:span text:style-name="T8">Vacuuming and index compaction are very efficient.</text:span></text:p>
              </table:table-cell>
              <table:table-cell>
                <text:p text:style-name="P5"><text:span text:style-name="T8">Vacuum performs full tables scans to find the deleted rows and quite heavy process/might impact users’ workload.</text:span><text:span text:style-name="T8"><text:tab/></text:span></text:p>
              </table:table-cell>
              <table:table-cell>
                <text:p text:style-name="P5"><text:span text:style-name="T8">In-memory garbage collector might add max ~15% overhead, usually much less.</text:span></text:p>
              </table:table-cell>
            </table:table-row>
            <table:table-row table:style-name="ro4" table:default-cell-style-name="ce2">
              <table:table-cell>
                <text:p text:style-name="P5"><text:span text:style-name="T8">Parallel query execution</text:span><text:span text:style-name="T8"><text:tab/></text:span></text:p>
              </table:table-cell>
              <table:table-cell>
                <text:p text:style-name="P5"><text:span text:style-name="T8">MySQL will usually use 1 CPU per query.</text:span><text:span text:style-name="T8"><text:tab/></text:span></text:p>
              </table:table-cell>
              <table:table-cell>
                <text:p text:style-name="P5"><text:span text:style-name="T8">Query plans can leverage multiple CPUs</text:span><text:span text:style-name="T8"><text:tab/></text:span></text:p>
              </table:table-cell>
              <table:table-cell>
                <text:p text:style-name="P5"><text:span text:style-name="T8">Query plans can leverage multiple CPUs</text:span></text:p>
              </table:table-cell>
            </table:table-row>
          </table:table>
          <draw:image xlink:href="Pictures/TablePreview2.svm" xlink:type="simple" xlink:show="embed" xlink:actuate="onLoad"/>
        </draw:frame>
        <presentation:notes draw:style-name="dp2">
          <draw:page-thumbnail draw:name="Google Shape;97;g12fef10ac83_0_29:notes" draw:style-name="gr1" draw:layer="layout" svg:width="16.933cm" svg:height="9.524cm" svg:x="1.059cm" svg:y="1.905cm" draw:page-number="5" presentation:class="page"/>
          <draw:frame draw:name="Google Shape;98;g12fef10ac83_0_29:notes" presentation:style-name="pr11" draw:text-style-name="P4" draw:layer="layout" svg:width="15.239cm" svg:height="11.429cm" svg:x="1.905cm" svg:y="12.065cm" presentation:class="notes" presentation:placeholder="true" presentation:user-transformed="true">
            <draw:text-box/>
          </draw:frame>
        </presentation:notes>
      </draw:page>
      <draw:page draw:name="Comparison between MySQL, PostgreSQL and SQL SERVER" draw:style-name="dp1" draw:master-page-name="TITLE_5f_ONLY" presentation:presentation-page-layout-name="AL3T19">
        <draw:frame draw:name="Google Shape;107;p18" presentation:style-name="pr7" draw:text-style-name="P6" draw:layer="layout" svg:width="23.667cm" svg:height="1.59cm" svg:x="0.866cm" svg:y="1.082cm" presentation:class="title" presentation:user-transformed="true">
          <draw:text-box>
            <text:p text:style-name="P5"><text:span text:style-name="T3">Comparison between MySQL, PostgreSQL and SQL SERVER</text:span></text:p>
          </draw:text-box>
        </draw:frame>
        <draw:frame draw:name="Google Shape;108;p18" presentation:style-name="pr8" draw:text-style-name="P10" draw:layer="layout" svg:width="6.928cm" svg:height="1.281cm" svg:x="17.605cm" svg:y="6.238cm" presentation:class="outline" presentation:user-transformed="true">
          <draw:text-box>
            <text:p text:style-name="P7"><text:span text:style-name="T5">SQL Server</text:span></text:p>
          </draw:text-box>
        </draw:frame>
        <draw:frame draw:name="Google Shape;109;p18" draw:style-name="standard" draw:layer="layout" svg:width="22.926cm" svg:height="10.682cm" svg:x="1.236cm" svg:y="2.672cm">
          <table:table>
            <table:table-column table:style-name="co1"/>
            <table:table-column table:style-name="co2"/>
            <table:table-column table:style-name="co3"/>
            <table:table-column table:style-name="co4"/>
            <table:table-row table:style-name="ro1" table:default-cell-style-name="ce1">
              <table:table-cell/>
              <table:table-cell>
                <text:p text:style-name="P5"><text:span text:style-name="T7">MySQL</text:span></text:p>
              </table:table-cell>
              <table:table-cell>
                <text:p text:style-name="P5"><text:span text:style-name="T7">PostgreSQL</text:span></text:p>
              </table:table-cell>
              <table:table-cell>
                <text:p text:style-name="P5"><text:span text:style-name="T7">SQL Server</text:span></text:p>
              </table:table-cell>
            </table:table-row>
            <table:table-row table:style-name="ro5" table:default-cell-style-name="ce2">
              <table:table-cell>
                <text:p text:style-name="P5"><text:span text:style-name="T8">Row Updates</text:span><text:span text:style-name="T8"><text:tab/></text:span><text:span text:style-name="T8"><text:tab/></text:span></text:p>
              </table:table-cell>
              <table:table-cell>
                <text:p text:style-name="P5"><text:span text:style-name="T8">Updates happen in place, changed data is copied to the rollback segment. This makes vacuuming and index compaction very efficient. MySQL is slower for reads, but writes are atomic and if columns in a secondary index change, this does not require changes to all indexes. <text:s/></text:span><text:span text:style-name="T8"><text:tab/></text:span></text:p>
              </table:table-cell>
              <table:table-cell>
                <text:p text:style-name="P5"><text:span text:style-name="T8">Updates are being implemented as inserts + mark as delete for vacuum. All indexes have a link to the physical id of the row. This has an update amplifying effect because when the column gets updated, new row with new physical id gets created and all indexes require updates, even those which are not referring to the changed column to get a pointer to the new row physical id.</text:span><text:span text:style-name="T8"><text:tab/></text:span></text:p>
              </table:table-cell>
              <table:table-cell>
                <text:p text:style-name="P5"><text:span text:style-name="T8">Row-Store database engine:</text:span></text:p>
                <text:p text:style-name="P5"><text:span text:style-name="T8"/></text:p>
                <text:p text:style-name="P5"><text:span text:style-name="T8">In-Memory database engine: updates implemented as insert + mark for delete. Garbage collector is not non-blocking and parallel</text:span></text:p>
                <text:p text:style-name="P5"><text:span text:style-name="T8"/></text:p>
                <text:p text:style-name="P5"><text:span text:style-name="T8">Columnstore database engine: in-place updates</text:span></text:p>
              </table:table-cell>
            </table:table-row>
            <table:table-row table:style-name="ro6" table:default-cell-style-name="ce2">
              <table:table-cell>
                <text:p text:style-name="P5"><text:span text:style-name="T8">Sharding support</text:span><text:span text:style-name="T8"><text:tab/></text:span></text:p>
              </table:table-cell>
              <table:table-cell>
                <text:p text:style-name="P5"><text:span text:style-name="T8">No good sharding implementation (MySQL Cluster is rarely deployed due to many limitations)</text:span><text:span text:style-name="T8"><text:tab/></text:span></text:p>
              </table:table-cell>
              <table:table-cell>
                <text:p text:style-name="P5"><text:span text:style-name="T8">There are dozens of forks of Postgres which implement sharding but none of them yet haven’t been added to the community release.</text:span><text:span text:style-name="T8"><text:tab/></text:span></text:p>
              </table:table-cell>
              <table:table-cell>
                <text:p text:style-name="P5"><text:span text:style-name="T8">No standard sharding implementation.</text:span></text:p>
              </table:table-cell>
            </table:table-row>
          </table:table>
          <draw:image xlink:href="Pictures/TablePreview3.svm" xlink:type="simple" xlink:show="embed" xlink:actuate="onLoad"/>
        </draw:frame>
        <presentation:notes draw:style-name="dp2">
          <draw:page-thumbnail draw:name="Google Shape;104;g12fef10ac83_0_36:notes" draw:style-name="gr1" draw:layer="layout" svg:width="16.933cm" svg:height="9.524cm" svg:x="1.059cm" svg:y="1.905cm" draw:page-number="6" presentation:class="page"/>
          <draw:frame draw:name="Google Shape;105;g12fef10ac83_0_36:notes" presentation:style-name="pr12" draw:text-style-name="P4" draw:layer="layout" svg:width="15.239cm" svg:height="11.429cm" svg:x="1.905cm" svg:y="12.065cm" presentation:class="notes" presentation:placeholder="true" presentation:user-transformed="true">
            <draw:text-box/>
          </draw:frame>
        </presentation:notes>
      </draw:page>
      <draw:page draw:name="Comparison between MySQL, PostgreSQL and SQL SERVER" draw:style-name="dp1" draw:master-page-name="TITLE_5f_ONLY" presentation:presentation-page-layout-name="AL3T19">
        <draw:frame draw:name="Google Shape;114;p19" presentation:style-name="pr7" draw:text-style-name="P6" draw:layer="layout" svg:width="23.667cm" svg:height="1.59cm" svg:x="0.866cm" svg:y="0.875cm" presentation:class="title" presentation:user-transformed="true">
          <draw:text-box>
            <text:p text:style-name="P5"><text:span text:style-name="T3">Comparison between MySQL, PostgreSQL and SQL SERVER</text:span></text:p>
          </draw:text-box>
        </draw:frame>
        <draw:frame draw:name="Google Shape;115;p19" presentation:style-name="pr8" draw:text-style-name="P10" draw:layer="layout" svg:width="6.928cm" svg:height="1.281cm" svg:x="17.605cm" svg:y="6.238cm" presentation:class="outline" presentation:user-transformed="true">
          <draw:text-box>
            <text:p text:style-name="P7"><text:span text:style-name="T5">SQL Server</text:span></text:p>
          </draw:text-box>
        </draw:frame>
        <draw:frame draw:name="Google Shape;116;p19" draw:style-name="standard" draw:layer="layout" svg:width="22.926cm" svg:height="10.229cm" svg:x="1.236cm" svg:y="2.817cm">
          <table:table>
            <table:table-column table:style-name="co1"/>
            <table:table-column table:style-name="co2"/>
            <table:table-column table:style-name="co3"/>
            <table:table-column table:style-name="co4"/>
            <table:table-row table:style-name="ro1" table:default-cell-style-name="ce1">
              <table:table-cell/>
              <table:table-cell>
                <text:p text:style-name="P5"><text:span text:style-name="T7">MySQL</text:span></text:p>
              </table:table-cell>
              <table:table-cell>
                <text:p text:style-name="P5"><text:span text:style-name="T7">PostgreSQL</text:span></text:p>
              </table:table-cell>
              <table:table-cell>
                <text:p text:style-name="P5"><text:span text:style-name="T7">SQL Server</text:span></text:p>
              </table:table-cell>
            </table:table-row>
            <table:table-row table:style-name="ro7" table:default-cell-style-name="ce2">
              <table:table-cell>
                <text:p text:style-name="P5"><text:span text:style-name="T8">Indexes</text:span><text:span text:style-name="T8"><text:tab/></text:span><text:span text:style-name="T8"><text:tab/></text:span></text:p>
              </table:table-cell>
              <table:table-cell>
                <text:p text:style-name="P5"><text:span text:style-name="T8">Supports index-organized tables - clustered indexes.</text:span></text:p>
                <text:p text:style-name="P5"><text:span text:style-name="T8"/></text:p>
                <text:p text:style-name="P5"><text:span text:style-name="T8">Does not support persisted indexes / materialized views</text:span></text:p>
              </table:table-cell>
              <table:table-cell>
                <text:p text:style-name="P5"><text:span text:style-name="T8">Supports index-organized table, but updates are manual until PostgreSQL 11 when it is automatic.</text:span></text:p>
                <text:p text:style-name="P5"><text:span text:style-name="T8"/></text:p>
                <text:p text:style-name="P5"><text:span text:style-name="T8">Supports persisted indexes/materialized views.</text:span></text:p>
              </table:table-cell>
              <table:table-cell>
                <text:p text:style-name="P5"><text:span text:style-name="T8">Supports index-organized tables - clustered indexes that automatically maintains rows order.</text:span></text:p>
              </table:table-cell>
            </table:table-row>
            <table:table-row table:style-name="ro8" table:default-cell-style-name="ce2">
              <table:table-cell>
                <text:p text:style-name="P5"><text:span text:style-name="T8">Multiple indexes usage in single query</text:span></text:p>
              </table:table-cell>
              <table:table-cell>
                <text:p text:style-name="P5"><text:span text:style-name="T8">Multiple indexes might be used for the single query.</text:span><text:span text:style-name="T8"><text:tab/></text:span></text:p>
              </table:table-cell>
              <table:table-cell>
                <text:p text:style-name="P5"><text:span text:style-name="T8">Multiple indexes might be used for the single query. If we have separate indexes on x and y, one possible implementation of a query like WHERE x = 5 AND y = 6 is to use each index with the appropriate query clause and then AND together the index results to identify the result rows.</text:span><text:span text:style-name="T8"><text:tab/></text:span></text:p>
              </table:table-cell>
              <table:table-cell>
                <text:p text:style-name="P5"><text:span text:style-name="T8">Multiple indexes might be used for a single query (index intersection feature).</text:span></text:p>
                <text:p text:style-name="P5"><text:span text:style-name="T8"/></text:p>
              </table:table-cell>
            </table:table-row>
          </table:table>
          <draw:image xlink:href="Pictures/TablePreview4.svm" xlink:type="simple" xlink:show="embed" xlink:actuate="onLoad"/>
        </draw:frame>
        <presentation:notes draw:style-name="dp2">
          <draw:page-thumbnail draw:name="Google Shape;111;g12fef10ac83_0_42:notes" draw:style-name="gr1" draw:layer="layout" svg:width="16.933cm" svg:height="9.524cm" svg:x="1.059cm" svg:y="1.905cm" draw:page-number="7" presentation:class="page"/>
          <draw:frame draw:name="Google Shape;112;g12fef10ac83_0_42:notes" presentation:style-name="pr13" draw:text-style-name="P4" draw:layer="layout" svg:width="15.239cm" svg:height="11.429cm" svg:x="1.905cm" svg:y="12.065cm" presentation:class="notes" presentation:placeholder="true" presentation:user-transformed="true">
            <draw:text-box/>
          </draw:frame>
        </presentation:notes>
      </draw:page>
      <draw:page draw:name="Comparison between MySQL, PostgreSQL and SQL SERVER" draw:style-name="dp1" draw:master-page-name="TITLE_5f_ONLY" presentation:presentation-page-layout-name="AL3T19">
        <draw:frame draw:name="Google Shape;121;p20" presentation:style-name="pr7" draw:text-style-name="P6" draw:layer="layout" svg:width="23.667cm" svg:height="1.59cm" svg:x="0.866cm" svg:y="1.236cm" presentation:class="title" presentation:user-transformed="true">
          <draw:text-box>
            <text:p text:style-name="P5"><text:span text:style-name="T3">Comparison between MySQL, PostgreSQL and SQL SERVER</text:span></text:p>
          </draw:text-box>
        </draw:frame>
        <draw:frame draw:name="Google Shape;122;p20" presentation:style-name="pr8" draw:text-style-name="P10" draw:layer="layout" svg:width="6.928cm" svg:height="1.281cm" svg:x="17.605cm" svg:y="6.238cm" presentation:class="outline" presentation:user-transformed="true">
          <draw:text-box>
            <text:p text:style-name="P7"><text:span text:style-name="T5">SQL Server</text:span></text:p>
          </draw:text-box>
        </draw:frame>
        <draw:frame draw:name="Google Shape;123;p20" draw:style-name="standard" draw:layer="layout" svg:width="22.926cm" svg:height="9.377cm" svg:x="1.236cm" svg:y="3.178cm">
          <table:table>
            <table:table-column table:style-name="co1"/>
            <table:table-column table:style-name="co2"/>
            <table:table-column table:style-name="co3"/>
            <table:table-column table:style-name="co4"/>
            <table:table-row table:style-name="ro1" table:default-cell-style-name="ce1">
              <table:table-cell/>
              <table:table-cell>
                <text:p text:style-name="P5"><text:span text:style-name="T7">MySQL</text:span></text:p>
              </table:table-cell>
              <table:table-cell>
                <text:p text:style-name="P5"><text:span text:style-name="T7">PostgreSQL</text:span></text:p>
              </table:table-cell>
              <table:table-cell>
                <text:p text:style-name="P5"><text:span text:style-name="T7">SQL Server</text:span></text:p>
              </table:table-cell>
            </table:table-row>
            <table:table-row table:style-name="ro4" table:default-cell-style-name="ce2">
              <table:table-cell>
                <text:p text:style-name="P5"><text:span text:style-name="T8">Multicolumn indexes</text:span><text:span text:style-name="T8"><text:tab/></text:span></text:p>
              </table:table-cell>
              <table:table-cell>
                <text:p text:style-name="P5"><text:span text:style-name="T8">Multi-column indexes can have up to 16 columns</text:span><text:span text:style-name="T8"><text:tab/></text:span></text:p>
              </table:table-cell>
              <table:table-cell>
                <text:p text:style-name="P5"><text:span text:style-name="T8">Multi-column indexes can have up to 32 columns</text:span><text:span text:style-name="T8"><text:tab/></text:span></text:p>
              </table:table-cell>
              <table:table-cell>
                <text:p text:style-name="P5"><text:span text:style-name="T8">Multi-column indexes can have up to 16 columns</text:span></text:p>
              </table:table-cell>
            </table:table-row>
            <table:table-row table:style-name="ro2" table:default-cell-style-name="ce2">
              <table:table-cell>
                <text:p text:style-name="P5"><text:span text:style-name="T8">Partial indexes (an index built over a subset of a table using filter)</text:span><text:span text:style-name="T8"><text:tab/></text:span></text:p>
              </table:table-cell>
              <table:table-cell>
                <text:p text:style-name="P5"><text:span text:style-name="T8">Does not support partial indexes</text:span><text:span text:style-name="T8"><text:tab/></text:span></text:p>
              </table:table-cell>
              <table:table-cell>
                <text:p text:style-name="P5"><text:span text:style-name="T8">Supports partial indexes</text:span><text:span text:style-name="T8"><text:tab/></text:span></text:p>
              </table:table-cell>
              <table:table-cell>
                <text:p text:style-name="P5"><text:span text:style-name="T8">Supports partial indexes</text:span></text:p>
              </table:table-cell>
            </table:table-row>
            <table:table-row table:style-name="ro9" table:default-cell-style-name="ce2">
              <table:table-cell>
                <text:p text:style-name="P5"><text:span text:style-name="T8">Memory-optimized tables</text:span><text:span text:style-name="T8"><text:tab/></text:span></text:p>
              </table:table-cell>
              <table:table-cell>
                <text:p text:style-name="P5"><text:span text:style-name="T8">MySQL has got an ability to store tables in memory. The tables that are created in memory do not support transactions, their data is vulnerable to crashes. Those tables should be used as a temporary area or as a read-only caches.</text:span><text:span text:style-name="T8"><text:tab/></text:span></text:p>
              </table:table-cell>
              <table:table-cell>
                <text:p text:style-name="P5"><text:span text:style-name="T8">Does not offer any in-memory engine.</text:span><text:span text:style-name="T8"><text:tab/></text:span></text:p>
              </table:table-cell>
              <table:table-cell>
                <text:p text:style-name="P5"><text:span text:style-name="T8">In-memory OLTP is integrated into SQL Server’s database engine</text:span></text:p>
              </table:table-cell>
            </table:table-row>
          </table:table>
          <draw:image xlink:href="Pictures/TablePreview5.svm" xlink:type="simple" xlink:show="embed" xlink:actuate="onLoad"/>
        </draw:frame>
        <presentation:notes draw:style-name="dp2">
          <draw:page-thumbnail draw:name="Google Shape;118;g12fef10ac83_0_48:notes" draw:style-name="gr1" draw:layer="layout" svg:width="16.933cm" svg:height="9.524cm" svg:x="1.059cm" svg:y="1.905cm" draw:page-number="8" presentation:class="page"/>
          <draw:frame draw:name="Google Shape;119;g12fef10ac83_0_48:notes" presentation:style-name="pr14" draw:text-style-name="P4" draw:layer="layout" svg:width="15.239cm" svg:height="11.429cm" svg:x="1.905cm" svg:y="12.065cm" presentation:class="notes" presentation:placeholder="true" presentation:user-transformed="true">
            <draw:text-box/>
          </draw:frame>
        </presentation:notes>
      </draw:page>
      <draw:page draw:name="Comparison between MySQL, PostgreSQL and SQL SERVER" draw:style-name="dp1" draw:master-page-name="TITLE_5f_ONLY" presentation:presentation-page-layout-name="AL3T19">
        <draw:frame draw:name="Google Shape;128;p21" presentation:style-name="pr7" draw:text-style-name="P6" draw:layer="layout" svg:width="23.667cm" svg:height="1.59cm" svg:x="0.866cm" svg:y="1.236cm" presentation:class="title" presentation:user-transformed="true">
          <draw:text-box>
            <text:p text:style-name="P5"><text:span text:style-name="T3">Comparison between MySQL, PostgreSQL and SQL SERVER</text:span></text:p>
          </draw:text-box>
        </draw:frame>
        <draw:frame draw:name="Google Shape;129;p21" presentation:style-name="pr8" draw:text-style-name="P10" draw:layer="layout" svg:width="6.928cm" svg:height="1.281cm" svg:x="17.605cm" svg:y="6.238cm" presentation:class="outline" presentation:user-transformed="true">
          <draw:text-box>
            <text:p text:style-name="P7"><text:span text:style-name="T5">SQL Server</text:span></text:p>
          </draw:text-box>
        </draw:frame>
        <draw:frame draw:name="Google Shape;130;p21" draw:style-name="standard" draw:layer="layout" svg:width="22.926cm" svg:height="9.776cm" svg:x="1.236cm" svg:y="3.178cm">
          <table:table>
            <table:table-column table:style-name="co1"/>
            <table:table-column table:style-name="co2"/>
            <table:table-column table:style-name="co3"/>
            <table:table-column table:style-name="co4"/>
            <table:table-row table:style-name="ro1" table:default-cell-style-name="ce1">
              <table:table-cell/>
              <table:table-cell>
                <text:p text:style-name="P5"><text:span text:style-name="T7">MySQL</text:span></text:p>
              </table:table-cell>
              <table:table-cell>
                <text:p text:style-name="P5"><text:span text:style-name="T7">PostgreSQL</text:span></text:p>
              </table:table-cell>
              <table:table-cell>
                <text:p text:style-name="P5"><text:span text:style-name="T7">SQL Server</text:span></text:p>
              </table:table-cell>
            </table:table-row>
            <table:table-row table:style-name="ro10" table:default-cell-style-name="ce2">
              <table:table-cell>
                <text:p text:style-name="P5"><text:span text:style-name="T8">Columnstore or row- store</text:span><text:span text:style-name="T8"><text:tab/></text:span></text:p>
              </table:table-cell>
              <table:table-cell>
                <text:p text:style-name="P5"><text:span text:style-name="T8">MariaDB have recently launched the column store engine for MySQL which was designed as a massively parallel database in an environment with multiple servers. It can be used instead of InnoDB storage engine.</text:span><text:span text:style-name="T8"><text:tab/></text:span></text:p>
              </table:table-cell>
              <table:table-cell>
                <text:p text:style-name="P5"><text:span text:style-name="T8">Row-store. Does not offer any columnar storage engine.</text:span><text:span text:style-name="T8"><text:tab/></text:span></text:p>
              </table:table-cell>
              <table:table-cell>
                <text:p text:style-name="P5"><text:span text:style-name="T8">SQL Server offers column store indexes to query large tables</text:span></text:p>
              </table:table-cell>
            </table:table-row>
            <table:table-row table:style-name="ro9" table:default-cell-style-name="ce2">
              <table:table-cell>
                <text:p text:style-name="P5"><text:span text:style-name="T8">Replication</text:span><text:span text:style-name="T8"><text:tab/></text:span></text:p>
              </table:table-cell>
              <table:table-cell>
                <text:p text:style-name="P5"><text:span text:style-name="T8">Master-slave replication based on statements or based on changed rows</text:span></text:p>
                <text:p text:style-name="P5"><text:span text:style-name="T8"/></text:p>
                <text:p text:style-name="P5"><text:span text:style-name="T8">Group replication with master server automatic election</text:span></text:p>
              </table:table-cell>
              <table:table-cell>
                <text:p text:style-name="P5"><text:span text:style-name="T8">Master - slave replication based on changed rows and log shipping.</text:span><text:span text:style-name="T8"><text:tab/></text:span></text:p>
              </table:table-cell>
              <table:table-cell>
                <text:p text:style-name="P5"><text:span text:style-name="T8">Database level: Availability Groups master-multiple slaves</text:span></text:p>
                <text:p text:style-name="P5"><text:span text:style-name="T8"/></text:p>
                <text:p text:style-name="P5"><text:span text:style-name="T8">Log shipping</text:span></text:p>
                <text:p text:style-name="P5"><text:span text:style-name="T8"/></text:p>
                <text:p text:style-name="P5"><text:span text:style-name="T8">On data level: Master-slave / Bi-directional master-slave/ and master-master (merge) replication</text:span></text:p>
              </table:table-cell>
            </table:table-row>
          </table:table>
          <draw:image xlink:href="Pictures/TablePreview6.svm" xlink:type="simple" xlink:show="embed" xlink:actuate="onLoad"/>
        </draw:frame>
        <presentation:notes draw:style-name="dp2">
          <draw:page-thumbnail draw:name="Google Shape;125;g12fef10ac83_0_54:notes" draw:style-name="gr1" draw:layer="layout" svg:width="16.933cm" svg:height="9.524cm" svg:x="1.059cm" svg:y="1.905cm" draw:page-number="9" presentation:class="page"/>
          <draw:frame draw:name="Google Shape;126;g12fef10ac83_0_54:notes" presentation:style-name="pr15" draw:text-style-name="P4" draw:layer="layout" svg:width="15.239cm" svg:height="11.429cm" svg:x="1.905cm" svg:y="12.065cm" presentation:class="notes" presentation:placeholder="true" presentation:user-transformed="true">
            <draw:text-box/>
          </draw:frame>
        </presentation:notes>
      </draw:page>
      <draw:page draw:name="Thank You." draw:style-name="dp1" draw:master-page-name="SECTION_5f_HEADER">
        <draw:frame draw:name="Google Shape;135;p22" presentation:style-name="pr16" draw:text-style-name="P14" draw:layer="layout" svg:width="21.811cm" svg:height="2.391cm" svg:x="1.865cm" svg:y="5.948cm" presentation:class="title" presentation:user-transformed="true">
          <draw:text-box>
            <text:p text:style-name="P1"><text:span text:style-name="T9">Thank You.</text:span></text:p>
          </draw:text-box>
        </draw:frame>
        <presentation:notes draw:style-name="dp2">
          <draw:page-thumbnail draw:name="Google Shape;132;gc6f980f91_0_33:notes" draw:style-name="gr1" draw:layer="layout" svg:width="16.933cm" svg:height="9.524cm" svg:x="1.059cm" svg:y="1.905cm" draw:page-number="10" presentation:class="page"/>
          <draw:frame draw:name="Google Shape;133;gc6f980f91_0_33:notes" presentation:style-name="pr17"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verage" svg:font-family="Average"/>
    <style:font-face style:name="Oswald" svg:font-family="Oswa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7474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37474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37474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37474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7474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ONLY-backgroundobjects">
      <style:graphic-properties draw:stroke="none" draw:fill="none" draw:fill-color="#ffffff" draw:auto-grow-height="false" fo:min-height="1.27cm"/>
    </style:style>
    <style:style style:name="Mpr9" style:family="presentation" style:parent-style-name="TITLE_5f_ONLY-backgroundobjects">
      <style:graphic-properties draw:stroke="none" draw:fill="none" draw:fill-color="#ffffff" draw:textarea-vertical-align="bottom" draw:auto-grow-height="false" fo:min-height="1.27cm"/>
    </style:style>
    <style:style style:name="Mpr10"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SECTION_5f_HEADER-backgroundobjects">
      <style:graphic-properties draw:stroke="none" draw:fill="none" draw:fill-color="#ffffff" draw:auto-grow-height="false" fo:min-height="1.27cm"/>
    </style:style>
    <style:style style:name="Mpr12"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cacaca" style:text-line-through-style="none" style:text-line-through-type="none" style:text-position="0% 100%" style:font-name="Average" fo:font-size="10pt" fo:letter-spacing="normal" fo:font-style="normal" style:text-underline-style="none" fo:font-weight="normal" style:font-name-asian="Average" style:font-size-asian="10pt" style:font-style-asian="normal" style:font-weight-asian="normal" style:font-name-complex="Average"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Google Shape;10;p2">
        <draw:custom-shape draw:name="Google Shape;11;p2" draw:style-name="Mgr3" draw:text-style-name="MP5" draw:layer="layout" svg:width="0.292cm" svg:height="0.292cm" svg:x="12.553cm" svg:y="7.9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p2" draw:style-name="Mgr3" draw:text-style-name="MP5" draw:layer="layout" svg:width="0.292cm" svg:height="0.292cm" svg:x="13.023cm" svg:y="7.9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p2" draw:style-name="Mgr3" draw:text-style-name="MP5" draw:layer="layout" svg:width="0.292cm" svg:height="0.292cm" svg:x="12.084cm" svg:y="7.9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14;p2" presentation:style-name="TITLE-title" draw:layer="backgroundobjects" svg:width="21.67cm" svg:height="4.805cm" svg:x="1.865cm" svg:y="2.752cm" presentation:class="title" presentation:placeholder="true" presentation:user-transformed="true">
        <draw:text-box/>
      </draw:frame>
      <draw:frame draw:name="Google Shape;16;p2" presentation:style-name="Mpr1" draw:text-style-name="MP7" draw:layer="backgroundobjects" svg:width="1.523cm" svg:height="1.092cm" svg:x="23.584cm" svg:y="13.00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21;p4" presentation:style-name="TITLE_5f_AND_5f_BODY-title" draw:layer="backgroundobjects" svg:width="23.667cm" svg:height="1.59cm" svg:x="0.866cm" svg:y="1.236cm" presentation:class="title" presentation:placeholder="true" presentation:user-transformed="true">
        <draw:text-box/>
      </draw:frame>
      <draw:frame draw:name="Google Shape;22;p4" presentation:style-name="TITLE_5f_AND_5f_BODY-outline1" draw:layer="backgroundobjects" svg:width="23.667cm" svg:height="9.489cm" svg:x="0.866cm" svg:y="3.201cm" presentation:class="outline" presentation:placeholder="true" presentation:user-transformed="true">
        <draw:text-box/>
      </draw:frame>
      <draw:frame draw:name="Google Shape;23;p4" presentation:style-name="Mpr4" draw:text-style-name="MP7" draw:layer="backgroundobjects" svg:width="1.523cm" svg:height="1.092cm" svg:x="23.584cm" svg:y="13.00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30;p6" presentation:style-name="TITLE_5f_ONLY-title" draw:layer="backgroundobjects" svg:width="23.667cm" svg:height="1.59cm" svg:x="0.866cm" svg:y="1.236cm" presentation:class="title" presentation:placeholder="true" presentation:user-transformed="true">
        <draw:text-box/>
      </draw:frame>
      <draw:frame draw:name="Google Shape;31;p6" presentation:style-name="Mpr7" draw:text-style-name="MP7" draw:layer="backgroundobjects" svg:width="1.523cm" svg:height="1.092cm" svg:x="23.584cm" svg:y="13.003cm" presentation:class="page-number" presentation:user-transformed="true">
        <draw:text-box>
          <text:p text:style-name="MP6"><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8;p3" presentation:style-name="SECTION_5f_HEADER-title" draw:layer="backgroundobjects" svg:width="21.811cm" svg:height="2.391cm" svg:x="1.865cm" svg:y="5.948cm" presentation:class="title" presentation:placeholder="true" presentation:user-transformed="true">
        <draw:text-box/>
      </draw:frame>
      <draw:frame draw:name="Google Shape;19;p3" presentation:style-name="Mpr10" draw:text-style-name="MP7" draw:layer="backgroundobjects" svg:width="1.523cm" svg:height="1.092cm" svg:x="23.584cm" svg:y="13.003cm" presentation:class="page-number" presentation:user-transformed="true">
        <draw:text-box>
          <text:p text:style-name="MP6"><text:span text:style-name="MT1"><text:page-number>&lt;number&gt;</text:page-number></text:span></text:p>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0"/>
    <meta:generator>LibreOfficeDev/6.0.5.2$Linux_X86_64 LibreOffice_project/</meta:generator>
  </office:meta>
</office:document-meta>
</file>